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52a0" officeooo:paragraph-rsid="001a52a0"/>
    </style:style>
    <style:style style:name="P2" style:family="paragraph" style:parent-style-name="Standard" style:list-style-name="L3">
      <style:paragraph-properties fo:text-align="justify" style:justify-single-word="false"/>
      <style:text-properties officeooo:rsid="001a52a0" officeooo:paragraph-rsid="001a52a0"/>
    </style:style>
    <style:style style:name="P3" style:family="paragraph" style:parent-style-name="Standard" style:list-style-name="L4">
      <style:paragraph-properties fo:text-align="justify" style:justify-single-word="false"/>
      <style:text-properties officeooo:rsid="001a52a0" officeooo:paragraph-rsid="001a52a0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52a0" officeooo:paragraph-rsid="001a52a0" style:font-weight-asian="bold" style:font-weight-complex="bold"/>
    </style:style>
    <style:style style:name="P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officeooo:rsid="001a52a0" officeooo:paragraph-rsid="001a52a0"/>
    </style:style>
    <style:style style:name="T1" style:family="text">
      <style:text-properties officeooo:rsid="001a9d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r Cache zwischen Backend und Model...</text:p>
      <text:p text:style-name="P1"/>
      <text:p text:style-name="P1">Das Ziel: </text:p>
      <text:p text:style-name="P1"/>
      <text:p text:style-name="P1">Von allen Sensoren bzw. Messkonfig-Eingangskanälen mehr oder weniger gleichzeitig aufgetretene Messwerte finden! </text:p>
      <text:p text:style-name="P1"/>
      <text:p text:style-name="P1">Annahme: </text:p>
      <text:p text:style-name="P1"/>
      <text:p text:style-name="P1">Messwerte können als gleichzeitig betrachtet werden, wenn sie in einem Intervall einer zuvor festgelegten maximalen Länge "period" auftreten. </text:p>
      <text:p text:style-name="P1"/>
      <text:p text:style-name="P1">Idee: </text:p>
      <text:p text:style-name="P1"/>
      <text:p text:style-name="P1">Zeitstrahl wird in Intervalle der Länge period aufgeteilt. Der Perioden-Wert ist groß genug, dass in praktisch allen Fällen von jedem Eingangskanal mindestens ein Messwert (MSet) erfasst wird. </text:p>
      <text:p text:style-name="P1"/>
      <text:p text:style-name="P1">Unsicherheit: </text:p>
      <text:p text:style-name="P1"/>
      <text:p text:style-name="P1">Mit welcher Verzögerung diese MSets im Cache landen, ist unsicher. Es kann jedoch eine Reihenfolgetreue bei der Übertragung angenommen werden. </text:p>
      <text:p text:style-name="P1"/>
      <text:p text:style-name="P1"/>
      <text:p text:style-name="P4">Das Ziel, "gleichzeitige" <text:s/>Messwerte von allen Eingangskanälten zu finden, kann folgendermaßen erreicht werden:</text:p>
      <text:p text:style-name="P1"/>
      <text:p text:style-name="P1">(Grundvoraussetzung: Alle eingetroffenen MSet-Tripel werden nach Zeitstempel sortiert.)</text:p>
      <text:p text:style-name="P1"/>
      <text:p text:style-name="P1"><text:span text:style-name="T1">1. </text:span>Initiale Synchronisierung mit dem Messwertefluss des Raspbery Pi: </text:p>
      <text:p text:style-name="P1"/>
      <text:list xml:id="list4142310994885816056" text:style-name="L4">
        <text:list-item>
          <text:p text:style-name="P3">Es wird in regelmäßigen Abständen (die in etwa der Größenordnung der Periode entsprechen) das früheste Intervall der Länge period gesucht, das MSets von allen In-Channels enthält, und bei dem der Mittelwert von min(t) und max(t) der Mitte des Intervalls entspricht. <text:s/></text:p>
          <text:p text:style-name="P3"/>
        </text:list-item>
        <text:list-item>
          <text:p text:style-name="P3">Intervallauswertung: </text:p>
          <text:list>
            <text:list-header>
              <text:p text:style-name="P3"/>
            </text:list-header>
            <text:list-item>
              <text:p text:style-name="P3">Für jeden Messkanal wird der Mittelwert aller vorliegenden Messwerte berechnet.</text:p>
            </text:list-item>
            <text:list-item>
              <text:p text:style-name="P3">Die Mittelwerte werden in ein Array vom Typ MSet[] gepackt und der angemeldeten IMRunListener-Implementierung mitgeteilt. </text:p>
            </text:list-item>
            <text:list-item>
              <text:p text:style-name="P3">Alle Zeitstempel, die im gefundenen Intervall oder davor liegen, werden aus aus dem Cache gelöscht.</text:p>
            </text:list-item>
          </text:list>
        </text:list-item>
      </text:list>
      <text:p text:style-name="P1"/>
      <text:p text:style-name="P1">Die obere Grenze des gefundenen Intervalls ist Ausgangspunkt für das Raster aller weiteren gleichlangen Intervalle auf dem Zeitstrahl. </text:p>
      <text:p text:style-name="P5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. </text:span>Per TimerTask wird dann in regelmäßigen Abständen (die z. B. der Hälfte von period entsprechen) die folgenden Routine ausgeführt:</text:p>
      <text:p text:style-name="P1"/>
      <text:list xml:id="list3004720759148376734" text:style-name="L3">
        <text:list-item>
          <text:p text:style-name="P2">Sobald von jedem Messkanal der Messkonfig ein Messwert oberhalb des aktuell im Fokus liegenden Intervalls vorliegt:</text:p>
          <text:p text:style-name="P2"/>
          <text:list>
            <text:list-item>
              <text:p text:style-name="P2">Falls von jedem Messkanal mindestens ein Messwert im Intervall vorliegt: </text:p>
              <text:list>
                <text:list-item>
                  <text:p text:style-name="P2">Für jeden Messkanal wird der Mittelwert aller vorliegenden Messwerte berechnet.</text:p>
                </text:list-item>
                <text:list-item>
                  <text:p text:style-name="P2">Die Mittelwerte werden in ein Array vom Typ MSet[] gepackt und der angemeldeten IMRunListener-Implementierung mitgeteilt. </text:p>
                </text:list-item>
                <text:list-item>
                  <text:p text:style-name="P2">Alle Zeitstempel, die im gefundenen Intervall oder davor liegen, werden aus aus dem Cache gelöscht.</text:p>
                </text:list-item>
              </text:list>
            </text:list-item>
            <text:list-item>
              <text:p text:style-name="P2">Else-Fall: </text:p>
              <text:list>
                <text:list-item>
                  <text:p text:style-name="P2">Alle MSets aus dem im Fokus liegenden Intervall werden gelöscht, und der Fokus wird auf das nächste Intervall aus dem Raster gelegt. <text:line-break/><text:line-break/>(Aufgrund der angenommenen Reihenfolgetreue bei der Messwertübertragung kann davon ausgegangen werden, das für das im Fokus befindliche Intervall keine weiteren Messwerte mehr eintreffen. <text:s/>Die Lücke im Messdatenstrom wird das Model bzw. der Benutzer an der Gui bemerken.)</text:p>
                </text:list-item>
              </text:list>
            </text:list-item>
          </text:list>
          <text:p text:style-name="P2"/>
        </text:list-item>
        <text:list-item>
          <text:p text:style-name="P2">Falls die nach "sobald" genannte Bedingung länger als {timeout] nicht aufgetreten ist, werden alle Intervalle vor (now - [time-out]) aufgetreten sind gelöscht, <text:span text:style-name="T1">d</text:span>. h. alle MSets aus den Intervallen werden gelöscht, und über das IMRunListener wird eine entsprechende Benachrichtigung weitergegeben. <text:span text:style-name="T1">Anschließend wird Fokus auf das unterste Zeitintervall verschoben, für das noch kein Timeout aufgetreten ist.</text:span></text:p>
          <text:p text:style-name="P2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1:41:56.588289121</meta:creation-date>
    <dc:date>2019-07-08T21:54:40.267631935</dc:date>
    <meta:editing-duration>PT12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436" meta:character-count="3120" meta:non-whitespace-character-count="2708"/>
  </office:meta>
</office:document-meta>
</file>